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2e4" officeooo:paragraph-rsid="001422e4"/>
    </style:style>
    <style:style style:name="P2" style:family="paragraph" style:parent-style-name="Standard">
      <style:text-properties officeooo:rsid="00158e51" officeooo:paragraph-rsid="00158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Employe.nom</text:p>
      <text:p text:style-name="P1">FROM Employe e, Hypermarche h, Rayon R</text:p>
      <text:p text:style-name="P1">WHERE r.numeroHyper = h.numero</text:p>
      <text:p text:style-name="P1">AND LOWER(h.nom) = « marrefour coquelles »</text:p>
      <text:p text:style-name="P1">AND a.numeroResponsable = e.numero </text:p>
      <text:p text:style-name="P1">AND r.chiffreaffaire = (SELECT max(r2.chiffreaffaire)</text:p>
      <text:p text:style-name="P1"><text:tab/><text:tab/><text:tab/> <text:s/>FROM Rayon r2, Hypermarché h2</text:p>
      <text:p text:style-name="P1"><text:tab/><text:tab/><text:tab/> <text:s/>WHERE h2.numerohyper = r2.numero</text:p>
      <text:p text:style-name="P1"><text:tab/><text:tab/><text:tab/> <text:s/>AND lower(h2.nom = «Marrefour coquelles»));</text:p>
      <text:p text:style-name="P1"/>
      <text:p text:style-name="P1"/>
      <text:p text:style-name="P2">SELECT sum(r.chiffreaffaire)</text:p>
      <text:p text:style-name="P2">FROM Hypermarché h, Rayon r, Employé dir, Employe emp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23:27.505000000</meta:creation-date>
    <meta:generator>LibreOffice/5.4.5.1$Windows_X86_64 LibreOffice_project/79c9829dd5d8054ec39a82dc51cd9eff340dbee8</meta:generator>
    <dc:date>2018-10-18T10:12:20.065000000</dc:date>
    <meta:editing-duration>PT48M53S</meta:editing-duration>
    <meta:editing-cycles>2</meta:editing-cycles>
    <meta:document-statistic meta:table-count="0" meta:image-count="0" meta:object-count="0" meta:page-count="1" meta:paragraph-count="11" meta:word-count="54" meta:character-count="417" meta:non-whitespace-character-count="357"/>
  </office:meta>
</office:document-meta>
</file>